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182cm" svg:height="0.883cm" svg:x="2.573cm" svg:y="2.188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2.573cm" svg:y="3.0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573cm" svg:y="3.9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5.413cm" svg:y="19.014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5.413cm" svg:y="19.8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5.413cm" svg:y="20.78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3.482cm" svg:y="6.398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7.28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8.16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2.518cm" svg:y="14.514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5.3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518cm" svg:y="16.2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2.518cm" svg:y="10.433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1.31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2.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236cm" svg:y="2.1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236cm" svg:y="2.9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236cm" svg:y="3.8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3.482cm" svg:y="10.414cm">
            <text:p text:style-name="P1"><text:span text:style-name="T3">Game</text:span><text:span text:style-name="T1">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1.2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2.1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2.4cm" svg:y="14.5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5.3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6.2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2.391cm" svg:y="19.05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19.934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0.81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10.036cm" svg:y="19.006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19.889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20.77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0.073cm" svg:y="22.71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073cm" svg:y="23.59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73cm" svg:y="24.47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6.755cm" svg:y1="3.513cm" svg:x2="10.236cm" svg:y2="3.425cm" draw:start-shape="id1" draw:start-glue-point="1" draw:end-shape="id2" draw:end-glue-point="3" svg:d="M6755 3513l3481-88" svg:viewBox="0 0 3482 89">
          <text:p/>
        </draw:connector>
        <draw:connector draw:style-name="gr3" draw:text-style-name="P3" draw:layer="layout" draw:type="line" svg:x1="12.327cm" svg:y1="4.75cm" svg:x2="5.573cm" svg:y2="6.398cm" draw:start-shape="id2" draw:start-glue-point="2" draw:end-shape="id3" draw:end-glue-point="0" svg:d="M12327 4750l-6754 1648" svg:viewBox="0 0 6755 1649">
          <text:p/>
        </draw:connector>
        <draw:connector draw:style-name="gr3" draw:text-style-name="P3" draw:layer="layout" draw:type="line" svg:x1="12.327cm" svg:y1="4.75cm" svg:x2="14.609cm" svg:y2="10.433cm" draw:start-shape="id2" draw:start-glue-point="2" draw:end-shape="id4" draw:end-glue-point="0" svg:d="M12327 4750l2282 5683" svg:viewBox="0 0 2283 5684">
          <text:p/>
        </draw:connector>
        <draw:connector draw:style-name="gr3" draw:text-style-name="P3" draw:layer="layout" draw:type="line" svg:x1="5.573cm" svg:y1="9.047cm" svg:x2="5.573cm" svg:y2="10.414cm" draw:start-shape="id3" draw:start-glue-point="2" draw:end-shape="id5" draw:end-glue-point="0" svg:d="M5573 9047v1367" svg:viewBox="0 0 1 1368">
          <text:p/>
        </draw:connector>
        <draw:connector draw:style-name="gr3" draw:text-style-name="P3" draw:layer="layout" svg:x1="3.482cm" svg:y1="7.722cm" svg:x2="2.4cm" svg:y2="15.824cm" draw:start-shape="id3" draw:start-glue-point="3" draw:end-shape="id6" draw:end-glue-point="3" svg:d="M3482 7722h-1583v8102h501" svg:viewBox="0 0 1584 8103">
          <text:p/>
        </draw:connector>
        <draw:connector draw:style-name="gr3" draw:text-style-name="P3" draw:layer="layout" draw:type="line" svg:x1="4.491cm" svg:y1="17.149cm" svg:x2="4.482cm" svg:y2="19.05cm" draw:start-shape="id6" draw:start-glue-point="2" draw:end-shape="id7" draw:end-glue-point="0" svg:d="M4491 17149l-9 1901" svg:viewBox="0 0 10 1902">
          <text:p/>
        </draw:connector>
        <draw:connector draw:style-name="gr4" draw:text-style-name="P5" draw:layer="layout" draw:type="line" svg:x1="7.664cm" svg:y1="11.738cm" svg:x2="12.518cm" svg:y2="11.758cm" draw:start-shape="id5" draw:start-glue-point="1" draw:end-shape="id4" draw:end-glue-point="3" svg:d="M7664 11738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4.609cm" svg:y1="13.083cm" svg:x2="14.609cm" svg:y2="14.514cm" draw:start-shape="id4" draw:start-glue-point="2" draw:end-shape="id8" draw:end-glue-point="0" svg:d="M14609 13083v1431" svg:viewBox="0 0 1 1432">
          <text:p/>
        </draw:connector>
        <draw:connector draw:style-name="gr3" draw:text-style-name="P3" draw:layer="layout" draw:type="line" svg:x1="14.609cm" svg:y1="17.164cm" svg:x2="12.127cm" svg:y2="19.006cm" draw:start-shape="id8" draw:start-glue-point="2" draw:end-shape="id9" draw:end-glue-point="0" svg:d="M14609 17164l-2482 1842" svg:viewBox="0 0 2483 1843">
          <text:p/>
        </draw:connector>
        <draw:connector draw:style-name="gr3" draw:text-style-name="P3" draw:layer="layout" draw:type="line" svg:x1="12.127cm" svg:y1="21.655cm" svg:x2="12.164cm" svg:y2="22.71cm" draw:start-shape="id9" draw:start-glue-point="2" draw:end-shape="id10" draw:end-glue-point="0" svg:d="M12127 21655l37 1055" svg:viewBox="0 0 38 1056">
          <text:p/>
        </draw:connector>
        <draw:connector draw:style-name="gr5" draw:text-style-name="P3" draw:layer="layout" draw:type="line" svg:x1="6.573cm" svg:y1="20.375cm" svg:x2="10.036cm" svg:y2="20.33cm" draw:start-shape="id7" draw:start-glue-point="1" draw:end-shape="id9" draw:end-glue-point="3" svg:d="M6573 20375l3463-45" svg:viewBox="0 0 3464 46">
          <text:p/>
        </draw:connector>
        <draw:connector draw:style-name="gr5" draw:text-style-name="P3" draw:layer="layout" draw:type="line" svg:x1="14.218cm" svg:y1="20.33cm" svg:x2="15.413cm" svg:y2="20.339cm" draw:start-shape="id9" draw:start-glue-point="1" draw:end-shape="id11" draw:end-glue-point="3" svg:d="M14218 20330l1195 9" svg:viewBox="0 0 1196 10">
          <text:p/>
        </draw:connector>
        <draw:connector draw:style-name="gr5" draw:text-style-name="P3" draw:layer="layout" draw:type="line" svg:x1="6.582cm" svg:y1="15.824cm" svg:x2="12.518cm" svg:y2="15.839cm" draw:start-shape="id6" draw:start-glue-point="1" draw:end-shape="id8" draw:end-glue-point="3" svg:d="M6582 15824l5936 15" svg:viewBox="0 0 5937 16">
          <text:p/>
        </draw:connector>
        <draw:connector draw:style-name="gr3" draw:text-style-name="P3" draw:layer="layout" draw:type="line" svg:x1="14.609cm" svg:y1="17.164cm" svg:x2="17.504cm" svg:y2="19.014cm" draw:start-shape="id8" draw:start-glue-point="2" draw:end-shape="id11" draw:end-glue-point="0" svg:d="M14609 17164l2895 1850" svg:viewBox="0 0 2896 1851">
          <text:p/>
        </draw:connector>
        <draw:connector draw:style-name="gr3" draw:text-style-name="P3" draw:layer="layout" draw:line-skew="1.199cm" svg:x1="14.418cm" svg:y1="3.425cm" svg:x2="16.7cm" svg:y2="15.839cm" draw:start-shape="id2" draw:start-glue-point="1" draw:end-shape="id8" draw:end-glue-point="1" svg:d="M14418 3425h3982v12414h-1700" svg:viewBox="0 0 3983 124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imon Lambourn</meta:initial-creator>
    <meta:creation-date>2020-04-26T04:38:22.668781080</meta:creation-date>
    <dc:date>2020-04-27T06:14:31.223448320</dc:date>
    <dc:creator>Simon Lambourn</dc:creator>
    <meta:editing-duration>PT23M41S</meta:editing-duration>
    <meta:editing-cycles>4</meta:editing-cycles>
    <meta:generator>LibreOffice/6.3.5.2$Linux_X86_64 LibreOffice_project/30$Build-2</meta:generator>
    <meta:document-statistic meta:object-count="59"/>
  </office:meta>
</office:document-meta>
</file>